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9866in" svg:height="1.752in" svg:x="4.6772in" svg:y="2.1642in">
            <draw:object draw:notify-on-update-of-ranges="Sheet1.B4:Sheet1.B4 Sheet1.B5:Sheet1.B5 Sheet1.B8:Sheet1.B8 Sheet1.B9:Sheet1.B9 Sheet1.C4:Sheet1.C4 Sheet1.C5:Sheet1.C5 Sheet1.C8:Sheet1.C8 Sheet1.C9:Sheet1.C9 Sheet1.D4:Sheet1.D4 Sheet1.D5:Sheet1.D5 Sheet1.D8:Sheet1.D8 Sheet1.D9:Sheet1.D9 Sheet1.E4:Sheet1.E4 Sheet1.E5:Sheet1.E5 Sheet1.E8:Sheet1.E8 Sheet1.E9:Sheet1.E9 Sheet1.F4:Sheet1.F4 Sheet1.F5:Sheet1.F5 Sheet1.F8:Sheet1.F8 Sheet1.F9:Sheet1.F9 Sheet1.G4:Sheet1.G4 Sheet1.G5:Sheet1.G5 Sheet1.G8:Sheet1.G8 Sheet1.G9:Sheet1.G9 Sheet1.H4:Sheet1.H4 Sheet1.H5:Sheet1.H5 Sheet1.H8:Sheet1.H8 Sheet1.H9:Sheet1.H9 Sheet1.I4:Sheet1.I4 Sheet1.I5:Sheet1.I5 Sheet1.I8:Sheet1.I8 Sheet1.I9:Sheet1.I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90" calcext:value-type="float">
            <text:p>890</text:p>
          </table:table-cell>
          <table:table-cell office:value-type="float" office:value="1282" calcext:value-type="float">
            <text:p>1282</text:p>
          </table:table-cell>
          <table:table-cell office:value-type="float" office:value="1570" calcext:value-type="float">
            <text:p>1570</text:p>
          </table:table-cell>
          <table:table-cell office:value-type="float" office:value="1722" calcext:value-type="float">
            <text:p>1722</text:p>
          </table:table-cell>
          <table:table-cell office:value-type="float" office:value="1778" calcext:value-type="float">
            <text:p>1778</text:p>
          </table:table-cell>
          <table:table-cell office:value-type="float" office:value="1741" calcext:value-type="float">
            <text:p>1741</text:p>
          </table:table-cell>
          <table:table-cell office:value-type="float" office:value="1704" calcext:value-type="float">
            <text:p>1704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Iteration 0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Iteration 4</text:p>
          </table:table-cell>
          <table:table-cell office:value-type="string" calcext:value-type="string">
            <text:p>Iteration 5</text:p>
          </table:table-cell>
          <table:table-cell office:value-type="string" calcext:value-type="string">
            <text:p>Iteration 6</text:p>
          </table:table-cell>
          <table:table-cell office:value-type="string" calcext:value-type="string">
            <text:p>Iteration 7</text:p>
          </table:table-cell>
        </table:table-row>
        <table:table-row table:style-name="ro1">
          <table:table-cell/>
          <table:table-cell table:formula="of:=[.A1]/30000" office:value-type="float" office:value="0.0237666666666667" calcext:value-type="float">
            <text:p>0.0237666667</text:p>
          </table:table-cell>
          <table:table-cell table:formula="of:=[.B1]/30000" office:value-type="float" office:value="0.0296666666666667" calcext:value-type="float">
            <text:p>0.0296666667</text:p>
          </table:table-cell>
          <table:table-cell table:formula="of:=[.C1]/30000" office:value-type="float" office:value="0.0427333333333333" calcext:value-type="float">
            <text:p>0.0427333333</text:p>
          </table:table-cell>
          <table:table-cell table:formula="of:=[.D1]/30000" office:value-type="float" office:value="0.0523333333333333" calcext:value-type="float">
            <text:p>0.0523333333</text:p>
          </table:table-cell>
          <table:table-cell table:formula="of:=[.E1]/30000" office:value-type="float" office:value="0.0574" calcext:value-type="float">
            <text:p>0.0574</text:p>
          </table:table-cell>
          <table:table-cell table:formula="of:=[.F1]/30000" office:value-type="float" office:value="0.0592666666666667" calcext:value-type="float">
            <text:p>0.0592666667</text:p>
          </table:table-cell>
          <table:table-cell table:formula="of:=[.G1]/30000" office:value-type="float" office:value="0.0580333333333333" calcext:value-type="float">
            <text:p>0.0580333333</text:p>
          </table:table-cell>
          <table:table-cell table:formula="of:=[.H1]/30000" office:value-type="float" office:value="0.0568" calcext:value-type="float">
            <text:p>0.0568</text:p>
          </table:table-cell>
        </table:table-row>
        <table:table-row table:style-name="ro1">
          <table:table-cell office:value-type="string" calcext:value-type="string">
            <text:p>Lower bound</text:p>
          </table:table-cell>
          <table:table-cell office:value-type="float" office:value="0.0220429210350372" calcext:value-type="float">
            <text:p>0.022042921</text:p>
          </table:table-cell>
          <table:table-cell office:value-type="float" office:value="0.0277466408153952" calcext:value-type="float">
            <text:p>0.0277466408</text:p>
          </table:table-cell>
          <table:table-cell office:value-type="float" office:value="0.040444511022384" calcext:value-type="float">
            <text:p>0.040444511</text:p>
          </table:table-cell>
          <table:table-cell office:value-type="float" office:value="0.0498131668808529" calcext:value-type="float">
            <text:p>0.0498131669</text:p>
          </table:table-cell>
          <table:table-cell office:value-type="float" office:value="0.0547677211839815" calcext:value-type="float">
            <text:p>0.0547677212</text:p>
          </table:table-cell>
          <table:table-cell office:value-type="float" office:value="0.0565945787561737" calcext:value-type="float">
            <text:p>0.0565945788</text:p>
          </table:table-cell>
          <table:table-cell office:value-type="float" office:value="0.0553874618211219" calcext:value-type="float">
            <text:p>0.0553874618</text:p>
          </table:table-cell>
          <table:table-cell office:value-type="float" office:value="0.0541806816306406" calcext:value-type="float">
            <text:p>0.0541806816</text:p>
          </table:table-cell>
        </table:table-row>
        <table:table-row table:style-name="ro1">
          <table:table-cell office:value-type="string" calcext:value-type="string">
            <text:p>Upper bound</text:p>
          </table:table-cell>
          <table:table-cell office:value-type="float" office:value="0.0254904122982961" calcext:value-type="float">
            <text:p>0.0254904123</text:p>
          </table:table-cell>
          <table:table-cell office:value-type="float" office:value="0.0315866925179381" calcext:value-type="float">
            <text:p>0.0315866925</text:p>
          </table:table-cell>
          <table:table-cell office:value-type="float" office:value="0.0450221556442827" calcext:value-type="float">
            <text:p>0.0450221556</text:p>
          </table:table-cell>
          <table:table-cell office:value-type="float" office:value="0.0548534997858138" calcext:value-type="float">
            <text:p>0.0548534998</text:p>
          </table:table-cell>
          <table:table-cell office:value-type="float" office:value="0.0600322788160185" calcext:value-type="float">
            <text:p>0.0600322788</text:p>
          </table:table-cell>
          <table:table-cell office:value-type="float" office:value="0.0619387545771597" calcext:value-type="float">
            <text:p>0.0619387546</text:p>
          </table:table-cell>
          <table:table-cell office:value-type="float" office:value="0.0606792048455448" calcext:value-type="float">
            <text:p>0.0606792048</text:p>
          </table:table-cell>
          <table:table-cell office:value-type="float" office:value="0.0594193183693594" calcext:value-type="float">
            <text:p>0.0594193184</text:p>
          </table:table-cell>
        </table:table-row>
        <table:table-row table:style-name="ro1">
          <table:table-cell/>
          <table:table-cell table:formula="of:=[.B5]-[.B6]" office:value-type="float" office:value="0.00172374563162947" calcext:value-type="float">
            <text:p>0.0017237456</text:p>
          </table:table-cell>
          <table:table-cell table:formula="of:=[.C5]-[.C6]" office:value-type="float" office:value="0.00192002585127147" calcext:value-type="float">
            <text:p>0.0019200259</text:p>
          </table:table-cell>
          <table:table-cell table:formula="of:=[.D5]-[.D6]" office:value-type="float" office:value="0.00228882231094933" calcext:value-type="float">
            <text:p>0.0022888223</text:p>
          </table:table-cell>
          <table:table-cell table:formula="of:=[.E5]-[.E6]" office:value-type="float" office:value="0.00252016645248044" calcext:value-type="float">
            <text:p>0.0025201665</text:p>
          </table:table-cell>
          <table:table-cell table:formula="of:=[.F5]-[.F6]" office:value-type="float" office:value="0.0026322788160185" calcext:value-type="float">
            <text:p>0.0026322788</text:p>
          </table:table-cell>
          <table:table-cell table:formula="of:=[.G5]-[.G6]" office:value-type="float" office:value="0.00267208791049297" calcext:value-type="float">
            <text:p>0.0026720879</text:p>
          </table:table-cell>
          <table:table-cell table:formula="of:=[.H5]-[.H6]" office:value-type="float" office:value="0.00264587151221143" calcext:value-type="float">
            <text:p>0.0026458715</text:p>
          </table:table-cell>
          <table:table-cell table:formula="of:=[.I5]-[.I6]" office:value-type="float" office:value="0.00261931836935941" calcext:value-type="float">
            <text:p>0.0026193184</text:p>
          </table:table-cell>
        </table:table-row>
        <table:table-row table:style-name="ro1">
          <table:table-cell/>
          <table:table-cell table:formula="of:=[.B7]-[.B5]" office:value-type="float" office:value="0.00172374563162944" calcext:value-type="float">
            <text:p>0.0017237456</text:p>
          </table:table-cell>
          <table:table-cell table:formula="of:=[.C7]-[.C5]" office:value-type="float" office:value="0.00192002585127143" calcext:value-type="float">
            <text:p>0.0019200259</text:p>
          </table:table-cell>
          <table:table-cell table:formula="of:=[.D7]-[.D5]" office:value-type="float" office:value="0.00228882231094937" calcext:value-type="float">
            <text:p>0.0022888223</text:p>
          </table:table-cell>
          <table:table-cell table:formula="of:=[.E7]-[.E5]" office:value-type="float" office:value="0.00252016645248046" calcext:value-type="float">
            <text:p>0.0025201665</text:p>
          </table:table-cell>
          <table:table-cell table:formula="of:=[.F7]-[.F5]" office:value-type="float" office:value="0.0026322788160185" calcext:value-type="float">
            <text:p>0.0026322788</text:p>
          </table:table-cell>
          <table:table-cell table:formula="of:=[.G7]-[.G5]" office:value-type="float" office:value="0.00267208791049303" calcext:value-type="float">
            <text:p>0.0026720879</text:p>
          </table:table-cell>
          <table:table-cell table:formula="of:=[.H7]-[.H5]" office:value-type="float" office:value="0.00264587151221147" calcext:value-type="float">
            <text:p>0.0026458715</text:p>
          </table:table-cell>
          <table:table-cell table:formula="of:=[.I7]-[.I5]" office:value-type="float" office:value="0.00261931836935939" calcext:value-type="float">
            <text:p>0.0026193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22:56:13.507605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6T23:38:20.362253295</dc:date>
    <meta:generator>LibreOffice/4.2.7.2$Linux_X86_64 LibreOffice_project/420m0$Build-2</meta:generator>
    <meta:editing-duration>PT11M41S</meta:editing-duration>
    <meta:editing-cycles>6</meta:editing-cycles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B8:Sheet1.B8" chart:error-lower-range="Sheet1.B9:Sheet1.B9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B8:Sheet1.B8" chart:error-lower-range="Sheet1.B9:Sheet1.B9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Sheet1.C8:Sheet1.C8" chart:error-lower-range="Sheet1.C9:Sheet1.C9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C8:Sheet1.C8" chart:error-lower-range="Sheet1.C9:Sheet1.C9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D8:Sheet1.D8" chart:error-lower-range="Sheet1.D9:Sheet1.D9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D8:Sheet1.D8" chart:error-lower-range="Sheet1.D9:Sheet1.D9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Sheet1.E8:Sheet1.E8" chart:error-lower-range="Sheet1.E9:Sheet1.E9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E8:Sheet1.E8" chart:error-lower-range="Sheet1.E9:Sheet1.E9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Sheet1.F8:Sheet1.F8" chart:error-lower-range="Sheet1.F9:Sheet1.F9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F8:Sheet1.F8" chart:error-lower-range="Sheet1.F9:Sheet1.F9" chart:std-weight="1"/>
      <style:graphic-properties draw:stroke="solid" svg:stroke-width="0cm" svg:stroke-color="#000000" svg:stroke-opacity="100%" draw:stroke-linejoin="round"/>
    </style:style>
    <style:style style:name="ch18" style:family="chart" style:data-style-name="N0">
      <style:chart-properties chart:link-data-style-to-source="true" chart:error-category="cell-range" chart:error-upper-range="Sheet1.G8:Sheet1.G8" chart:error-lower-range="Sheet1.G9:Sheet1.G9"/>
      <style:graphic-properties draw:stroke="none" draw:fill-color="#83caff" dr3d:edge-rounding="5%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1.G8:Sheet1.G8" chart:error-lower-range="Sheet1.G9:Sheet1.G9" chart:std-weight="1"/>
      <style:graphic-properties draw:stroke="solid" svg:stroke-width="0cm" svg:stroke-color="#000000" svg:stroke-opacity="100%" draw:stroke-linejoin="round"/>
    </style:style>
    <style:style style:name="ch20" style:family="chart" style:data-style-name="N0">
      <style:chart-properties chart:link-data-style-to-source="true" chart:error-category="cell-range" chart:error-upper-range="Sheet1.H8:Sheet1.H8" chart:error-lower-range="Sheet1.H9:Sheet1.H9"/>
      <style:graphic-properties draw:stroke="none" draw:fill-color="#314004" dr3d:edge-rounding="5%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Sheet1.H8:Sheet1.H8" chart:error-lower-range="Sheet1.H9:Sheet1.H9" chart:std-weight="1"/>
      <style:graphic-properties draw:stroke="solid" svg:stroke-width="0cm" svg:stroke-color="#000000" svg:stroke-opacity="100%" draw:stroke-linejoin="round"/>
    </style:style>
    <style:style style:name="ch22" style:family="chart" style:data-style-name="N0">
      <style:chart-properties chart:link-data-style-to-source="true" chart:error-category="cell-range" chart:error-upper-range="Sheet1.I8:Sheet1.I8" chart:error-lower-range="Sheet1.I9:Sheet1.I9"/>
      <style:graphic-properties draw:stroke="none" draw:fill-color="#aecf00" dr3d:edge-rounding="5%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Sheet1.I8:Sheet1.I8" chart:error-lower-range="Sheet1.I9:Sheet1.I9" chart:std-weight="1"/>
      <style:graphic-properties draw:stroke="solid" svg:stroke-width="0cm" svg:stroke-color="#000000" svg:stroke-opacity="100%" draw:stroke-linejoin="round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2.667cm" svg:height="4.451cm" xlink:href=".." xlink:type="simple" chart:class="chart:bar" chart:style-name="ch1">
        <chart:legend chart:legend-position="end" svg:x="10.377cm" svg:y="0.183cm" style:legend-expansion="high" chart:style-name="ch2"/>
        <chart:plot-area chart:style-name="ch3" table:cell-range-address="Sheet1.B4:Sheet1.I5" chart:data-source-has-labels="row" svg:x="1.264cm" svg:y="0.089cm" svg:width="8.86cm" svg:height="4.273cm">
          <chartooo:coordinate-region svg:x="2.176cm" svg:y="0.288cm" svg:width="7.948cm" svg:height="3.875cm"/>
          <chart:axis chart:dimension="x" chart:name="primary-x" chart:style-name="ch4"/>
          <chart:axis chart:dimension="y" chart:name="primary-y" chart:style-name="ch5">
            <chart:title svg:x="0.451cm" svg:y="3.05cm" chart:style-name="ch6">
              <text:p>Probability</text:p>
            </chart:title>
            <chart:grid chart:style-name="ch7" chart:class="major"/>
          </chart:axis>
          <chart:series chart:style-name="ch8" chart:values-cell-range-address="Sheet1.B5:Sheet1.B5" chart:label-cell-address="Sheet1.B4:Sheet1.B4" chart:class="chart:bar">
            <chart:error-indicator chart:style-name="ch9" chart:dimension="y"/>
            <chart:data-point/>
          </chart:series>
          <chart:series chart:style-name="ch10" chart:values-cell-range-address="Sheet1.C5:Sheet1.C5" chart:label-cell-address="Sheet1.C4:Sheet1.C4" chart:class="chart:bar">
            <chart:error-indicator chart:style-name="ch11" chart:dimension="y"/>
            <chart:data-point/>
          </chart:series>
          <chart:series chart:style-name="ch12" chart:values-cell-range-address="Sheet1.D5:Sheet1.D5" chart:label-cell-address="Sheet1.D4:Sheet1.D4" chart:class="chart:bar">
            <chart:error-indicator chart:style-name="ch13" chart:dimension="y"/>
            <chart:data-point/>
          </chart:series>
          <chart:series chart:style-name="ch14" chart:values-cell-range-address="Sheet1.E5:Sheet1.E5" chart:label-cell-address="Sheet1.E4:Sheet1.E4" chart:class="chart:bar">
            <chart:error-indicator chart:style-name="ch15" chart:dimension="y"/>
            <chart:data-point/>
          </chart:series>
          <chart:series chart:style-name="ch16" chart:values-cell-range-address="Sheet1.F5:Sheet1.F5" chart:label-cell-address="Sheet1.F4:Sheet1.F4" chart:class="chart:bar">
            <chart:error-indicator chart:style-name="ch17" chart:dimension="y"/>
            <chart:data-point/>
          </chart:series>
          <chart:series chart:style-name="ch18" chart:values-cell-range-address="Sheet1.G5:Sheet1.G5" chart:label-cell-address="Sheet1.G4:Sheet1.G4" chart:class="chart:bar">
            <chart:error-indicator chart:style-name="ch19" chart:dimension="y"/>
            <chart:data-point/>
          </chart:series>
          <chart:series chart:style-name="ch20" chart:values-cell-range-address="Sheet1.H5:Sheet1.H5" chart:label-cell-address="Sheet1.H4:Sheet1.H4" chart:class="chart:bar">
            <chart:error-indicator chart:style-name="ch21" chart:dimension="y"/>
            <chart:data-point/>
          </chart:series>
          <chart:series chart:style-name="ch22" chart:values-cell-range-address="Sheet1.I5:Sheet1.I5" chart:label-cell-address="Sheet1.I4:Sheet1.I4" chart:class="chart:bar">
            <chart:error-indicator chart:style-name="ch23" chart:dimension="y"/>
            <chart:data-point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0</text:p>
                <draw:g>
                  <svg:desc>Sheet1.B4:Sheet1.B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Iteration 1</text:p>
                <draw:g>
                  <svg:desc>Sheet1.C4:Sheet1.C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Iteration 2</text:p>
                <draw:g>
                  <svg:desc>Sheet1.D4:Sheet1.D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Iteration 3</text:p>
                <draw:g>
                  <svg:desc>Sheet1.E4:Sheet1.E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Iteration 4</text:p>
                <draw:g>
                  <svg:desc>Sheet1.F4:Sheet1.F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Iteration 5</text:p>
                <draw:g>
                  <svg:desc>Sheet1.G4:Sheet1.G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Iteration 6</text:p>
                <draw:g>
                  <svg:desc>Sheet1.H4:Sheet1.H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Iteration 7</text:p>
                <draw:g>
                  <svg:desc>Sheet1.I4:Sheet1.I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237666666666667">
                <text:p>0.0237666666666667</text:p>
                <draw:g>
                  <svg:desc>Sheet1.B5:Sheet1.B5</svg:desc>
                </draw:g>
              </table:table-cell>
              <table:table-cell office:value-type="float" office:value="0.00172374563162947">
                <text:p>0.00172374563162947</text:p>
                <draw:g>
                  <svg:desc>Sheet1.B8:Sheet1.B8</svg:desc>
                </draw:g>
              </table:table-cell>
              <table:table-cell office:value-type="float" office:value="0.00172374563162944">
                <text:p>0.00172374563162944</text:p>
                <draw:g>
                  <svg:desc>Sheet1.B9:Sheet1.B9</svg:desc>
                </draw:g>
              </table:table-cell>
              <table:table-cell office:value-type="float" office:value="0.0296666666666667">
                <text:p>0.0296666666666667</text:p>
                <draw:g>
                  <svg:desc>Sheet1.C5:Sheet1.C5</svg:desc>
                </draw:g>
              </table:table-cell>
              <table:table-cell office:value-type="float" office:value="0.00192002585127147">
                <text:p>0.00192002585127147</text:p>
                <draw:g>
                  <svg:desc>Sheet1.C8:Sheet1.C8</svg:desc>
                </draw:g>
              </table:table-cell>
              <table:table-cell office:value-type="float" office:value="0.00192002585127143">
                <text:p>0.00192002585127143</text:p>
                <draw:g>
                  <svg:desc>Sheet1.C9:Sheet1.C9</svg:desc>
                </draw:g>
              </table:table-cell>
              <table:table-cell office:value-type="float" office:value="0.0427333333333333">
                <text:p>0.0427333333333333</text:p>
                <draw:g>
                  <svg:desc>Sheet1.D5:Sheet1.D5</svg:desc>
                </draw:g>
              </table:table-cell>
              <table:table-cell office:value-type="float" office:value="0.00228882231094933">
                <text:p>0.00228882231094933</text:p>
                <draw:g>
                  <svg:desc>Sheet1.D8:Sheet1.D8</svg:desc>
                </draw:g>
              </table:table-cell>
              <table:table-cell office:value-type="float" office:value="0.00228882231094937">
                <text:p>0.00228882231094937</text:p>
                <draw:g>
                  <svg:desc>Sheet1.D9:Sheet1.D9</svg:desc>
                </draw:g>
              </table:table-cell>
              <table:table-cell office:value-type="float" office:value="0.0523333333333333">
                <text:p>0.0523333333333333</text:p>
                <draw:g>
                  <svg:desc>Sheet1.E5:Sheet1.E5</svg:desc>
                </draw:g>
              </table:table-cell>
              <table:table-cell office:value-type="float" office:value="0.00252016645248044">
                <text:p>0.00252016645248044</text:p>
                <draw:g>
                  <svg:desc>Sheet1.E8:Sheet1.E8</svg:desc>
                </draw:g>
              </table:table-cell>
              <table:table-cell office:value-type="float" office:value="0.00252016645248046">
                <text:p>0.00252016645248046</text:p>
                <draw:g>
                  <svg:desc>Sheet1.E9:Sheet1.E9</svg:desc>
                </draw:g>
              </table:table-cell>
              <table:table-cell office:value-type="float" office:value="0.0574">
                <text:p>0.0574</text:p>
                <draw:g>
                  <svg:desc>Sheet1.F5:Sheet1.F5</svg:desc>
                </draw:g>
              </table:table-cell>
              <table:table-cell office:value-type="float" office:value="0.0026322788160185">
                <text:p>0.0026322788160185</text:p>
                <draw:g>
                  <svg:desc>Sheet1.F8:Sheet1.F8</svg:desc>
                </draw:g>
              </table:table-cell>
              <table:table-cell office:value-type="float" office:value="0.0026322788160185">
                <text:p>0.0026322788160185</text:p>
                <draw:g>
                  <svg:desc>Sheet1.F9:Sheet1.F9</svg:desc>
                </draw:g>
              </table:table-cell>
              <table:table-cell office:value-type="float" office:value="0.0592666666666667">
                <text:p>0.0592666666666667</text:p>
                <draw:g>
                  <svg:desc>Sheet1.G5:Sheet1.G5</svg:desc>
                </draw:g>
              </table:table-cell>
              <table:table-cell office:value-type="float" office:value="0.00267208791049297">
                <text:p>0.00267208791049297</text:p>
                <draw:g>
                  <svg:desc>Sheet1.G8:Sheet1.G8</svg:desc>
                </draw:g>
              </table:table-cell>
              <table:table-cell office:value-type="float" office:value="0.00267208791049303">
                <text:p>0.00267208791049303</text:p>
                <draw:g>
                  <svg:desc>Sheet1.G9:Sheet1.G9</svg:desc>
                </draw:g>
              </table:table-cell>
              <table:table-cell office:value-type="float" office:value="0.0580333333333333">
                <text:p>0.0580333333333333</text:p>
                <draw:g>
                  <svg:desc>Sheet1.H5:Sheet1.H5</svg:desc>
                </draw:g>
              </table:table-cell>
              <table:table-cell office:value-type="float" office:value="0.00264587151221143">
                <text:p>0.00264587151221143</text:p>
                <draw:g>
                  <svg:desc>Sheet1.H8:Sheet1.H8</svg:desc>
                </draw:g>
              </table:table-cell>
              <table:table-cell office:value-type="float" office:value="0.00264587151221147">
                <text:p>0.00264587151221147</text:p>
                <draw:g>
                  <svg:desc>Sheet1.H9:Sheet1.H9</svg:desc>
                </draw:g>
              </table:table-cell>
              <table:table-cell office:value-type="float" office:value="0.0568">
                <text:p>0.0568</text:p>
                <draw:g>
                  <svg:desc>Sheet1.I5:Sheet1.I5</svg:desc>
                </draw:g>
              </table:table-cell>
              <table:table-cell office:value-type="float" office:value="0.00261931836935941">
                <text:p>0.00261931836935941</text:p>
                <draw:g>
                  <svg:desc>Sheet1.I8:Sheet1.I8</svg:desc>
                </draw:g>
              </table:table-cell>
              <table:table-cell office:value-type="float" office:value="0.00261931836935939">
                <text:p>0.00261931836935939</text:p>
                <draw:g>
                  <svg:desc>Sheet1.I9:Sheet1.I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